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78f" officeooo:paragraph-rsid="001f878f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f878f" officeooo:paragraph-rsid="001f878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 :</text:p>
      <text:p text:style-name="P1"/>
      <text:p text:style-name="P1">Actions :</text:p>
      <text:p text:style-name="P1">Base :</text:p>
      <text:p text:style-name="P1">Composite :</text:p>
      <text:p text:style-name="P1">Config :</text:p>
      <text:p text:style-name="P1">Core :</text:p>
      <text:p text:style-name="P1">Dialogs :</text:p>
      <text:p text:style-name="P1">Display :</text:p>
      <text:p text:style-name="P1">File :</text:p>
      <text:p text:style-name="P1">Gegl :</text:p>
      <text:p text:style-name="P1">Gui :</text:p>
      <text:p text:style-name="P1">Menus :</text:p>
      <text:p text:style-name="P1">Paint :</text:p>
      <text:p text:style-name="P1">Paint-funcs :</text:p>
      <text:p text:style-name="P1">Pdb :</text:p>
      <text:p text:style-name="P1">Plug-in :</text:p>
      <text:p text:style-name="P1">Tests :</text:p>
      <text:p text:style-name="P1">Text :</text:p>
      <text:p text:style-name="P1">Tools :</text:p>
      <text:p text:style-name="P1">Vectors :</text:p>
      <text:p text:style-name="P1">Widgets :</text:p>
      <text:p text:style-name="P1">Xcf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7:28.513928577</meta:creation-date>
    <meta:generator>LibreOffice/5.1.6.2$Linux_X86_64 LibreOffice_project/10m0$Build-2</meta:generator>
    <dc:date>2017-10-17T09:59:50.658433419</dc:date>
    <meta:editing-duration>PT2M22S</meta:editing-duration>
    <meta:editing-cycles>1</meta:editing-cycles>
    <meta:document-statistic meta:table-count="0" meta:image-count="0" meta:object-count="0" meta:page-count="1" meta:paragraph-count="22" meta:word-count="44" meta:character-count="164" meta:non-whitespace-character-count="142"/>
  </office:meta>
</office:document-meta>
</file>